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officeooo:paragraph-rsid="001e9d91"/>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16897" officeooo:paragraph-rsid="00216897" style:font-weight-asian="bold" style:font-weight-complex="bold"/>
    </style:style>
    <style:style style:name="P5" style:family="paragraph" style:parent-style-name="Standard">
      <style:text-properties fo:font-weight="bold" officeooo:rsid="0022f261" officeooo:paragraph-rsid="0022f261" style:font-weight-asian="bold" style:font-weight-complex="bold"/>
    </style:style>
    <style:style style:name="P6" style:family="paragraph" style:parent-style-name="Standard">
      <style:text-properties fo:font-weight="bold" officeooo:rsid="0024ab15" officeooo:paragraph-rsid="0024ab15" style:font-weight-asian="bold" style:font-weight-complex="bold"/>
    </style:style>
    <style:style style:name="P7" style:family="paragraph" style:parent-style-name="Standard">
      <style:text-properties fo:font-weight="bold" officeooo:rsid="002d2f97" officeooo:paragraph-rsid="002d2f97" style:font-weight-asian="bold" style:font-weight-complex="bold"/>
    </style:style>
    <style:style style:name="P8" style:family="paragraph" style:parent-style-name="Standard">
      <style:text-properties fo:font-weight="bold" officeooo:rsid="0044e8af" officeooo:paragraph-rsid="0044e8af" style:font-weight-asian="bold" style:font-weight-complex="bold"/>
    </style:style>
    <style:style style:name="P9" style:family="paragraph" style:parent-style-name="Standard">
      <style:text-properties fo:font-weight="bold" officeooo:rsid="00454f95" officeooo:paragraph-rsid="00454f95" style:font-weight-asian="bold" style:font-weight-complex="bold"/>
    </style:style>
    <style:style style:name="P10" style:family="paragraph" style:parent-style-name="Standard">
      <style:text-properties fo:font-weight="normal" officeooo:rsid="00216897" officeooo:paragraph-rsid="00216897" style:font-weight-asian="normal" style:font-weight-complex="normal"/>
    </style:style>
    <style:style style:name="P11" style:family="paragraph" style:parent-style-name="Standard">
      <style:text-properties fo:font-weight="normal" officeooo:rsid="0022f261" officeooo:paragraph-rsid="0022f261" style:font-weight-asian="normal" style:font-weight-complex="normal"/>
    </style:style>
    <style:style style:name="P12" style:family="paragraph" style:parent-style-name="Standard">
      <style:text-properties fo:font-weight="normal" officeooo:rsid="0024ab15" officeooo:paragraph-rsid="0024ab15" style:font-weight-asian="normal" style:font-weight-complex="normal"/>
    </style:style>
    <style:style style:name="P13" style:family="paragraph" style:parent-style-name="Standard">
      <style:text-properties fo:font-weight="normal" officeooo:rsid="00454f95" officeooo:paragraph-rsid="00454f95" style:font-weight-asian="normal" style:font-weight-complex="normal"/>
    </style:style>
    <style:style style:name="P14" style:family="paragraph" style:parent-style-name="Standard">
      <style:text-properties fo:font-weight="normal" officeooo:rsid="0045ce03" officeooo:paragraph-rsid="0045ce03" style:font-weight-asian="normal" style:font-weight-complex="normal"/>
    </style:style>
    <style:style style:name="P15" style:family="paragraph" style:parent-style-name="Standard">
      <style:text-properties fo:color="#000000" style:font-name="Droid Sans Mono" fo:font-size="10.5pt" fo:font-weight="normal" officeooo:paragraph-rsid="00216897" fo:background-color="#ffffff"/>
    </style:style>
    <style:style style:name="P16" style:family="paragraph" style:parent-style-name="Standard">
      <style:paragraph-properties style:line-height-at-least="0.503cm"/>
      <style:text-properties fo:color="#000000" style:font-name="Droid Sans Mono" fo:font-size="10.5pt" fo:font-weight="normal" fo:background-color="#ffffff"/>
    </style:style>
    <style:style style:name="P17" style:family="paragraph" style:parent-style-name="Standard">
      <style:text-properties officeooo:rsid="0024ab15" officeooo:paragraph-rsid="0024ab15"/>
    </style:style>
    <style:style style:name="P18" style:family="paragraph" style:parent-style-name="Standard">
      <style:text-properties officeooo:rsid="00256308" officeooo:paragraph-rsid="00256308"/>
    </style:style>
    <style:style style:name="P19" style:family="paragraph" style:parent-style-name="Standard">
      <style:text-properties officeooo:rsid="002d2f97" officeooo:paragraph-rsid="002d2f97"/>
    </style:style>
    <style:style style:name="P20" style:family="paragraph" style:parent-style-name="Standard">
      <style:text-properties officeooo:rsid="0041845a" officeooo:paragraph-rsid="0041845a"/>
    </style:style>
    <style:style style:name="P21" style:family="paragraph" style:parent-style-name="Standard">
      <style:text-properties officeooo:rsid="0044e8af" officeooo:paragraph-rsid="0044e8af"/>
    </style:style>
    <style:style style:name="P22" style:family="paragraph" style:parent-style-name="Standard">
      <style:text-properties officeooo:paragraph-rsid="002d2f97"/>
    </style:style>
    <style:style style:name="P23" style:family="paragraph" style:parent-style-name="Standard">
      <style:paragraph-properties fo:margin-left="1.251cm" fo:margin-right="0cm" fo:text-align="start" style:justify-single-word="false" fo:text-indent="0cm" style:auto-text-indent="false"/>
      <style:text-properties fo:color="#000000" style:font-name="Droid Sans Mono" fo:font-size="10.5pt" fo:font-weight="normal" officeooo:paragraph-rsid="00216897" fo:background-color="#ffffff"/>
    </style:style>
    <style:style style:name="P24" style:family="paragraph" style:parent-style-name="Standard">
      <style:paragraph-properties fo:margin-left="1.251cm" fo:margin-right="0cm" style:line-height-at-least="0.503cm" fo:text-indent="0cm" style:auto-text-indent="false"/>
      <style:text-properties fo:color="#000000" style:font-name="Droid Sans Mono" fo:font-size="10.5pt" fo:font-weight="normal" fo:background-color="#ffffff"/>
    </style:style>
    <style:style style:name="P25" style:family="paragraph" style:parent-style-name="Standard">
      <style:paragraph-properties fo:margin-left="1.251cm" fo:margin-right="0cm" style:line-height-at-least="0.503cm" fo:text-align="start" style:justify-single-word="false" fo:text-indent="0cm" style:auto-text-indent="false"/>
      <style:text-properties fo:color="#000000" style:font-name="Droid Sans Mono" fo:font-size="10.5pt" fo:font-weight="normal" fo:background-color="#ffffff"/>
    </style:style>
    <style:style style:name="P26" style:family="paragraph" style:parent-style-name="Standard">
      <style:paragraph-properties fo:margin-left="1.251cm" fo:margin-right="0cm" fo:text-indent="0cm" style:auto-text-indent="false"/>
      <style:text-properties fo:color="#000000" style:font-name="Droid Sans Mono" fo:font-size="10.5pt" fo:font-weight="normal" officeooo:rsid="0022f261" officeooo:paragraph-rsid="0022f261" fo:background-color="#ffffff" style:font-weight-asian="normal" style:font-weight-complex="normal"/>
    </style:style>
    <style:style style:name="P27" style:family="paragraph" style:parent-style-name="Standard">
      <style:paragraph-properties fo:margin-left="1.251cm" fo:margin-right="0cm" fo:text-indent="0cm" style:auto-text-indent="false"/>
      <style:text-properties fo:color="#000000" style:font-name="Droid Sans Mono" fo:font-size="10.5pt" fo:font-weight="normal" officeooo:rsid="00216897" officeooo:paragraph-rsid="00216897" fo:background-color="#ffffff" style:font-weight-asian="normal" style:font-weight-complex="normal"/>
    </style:style>
    <style:style style:name="P28" style:family="paragraph" style:parent-style-name="Standard">
      <style:paragraph-properties fo:margin-left="1.251cm" fo:margin-right="0cm" fo:text-indent="0cm" style:auto-text-indent="false"/>
      <style:text-properties fo:color="#000000" style:font-name="Droid Sans Mono" fo:font-size="10.5pt" fo:font-weight="normal" officeooo:rsid="0045ce03" officeooo:paragraph-rsid="0045ce03" fo:background-color="#ffffff" style:font-weight-asian="normal" style:font-weight-complex="normal"/>
    </style:style>
    <style:style style:name="P29" style:family="paragraph" style:parent-style-name="Standard">
      <style:paragraph-properties fo:margin-left="1.251cm" fo:margin-right="0cm" style:line-height-at-least="0.503cm" fo:text-indent="0cm" style:auto-text-indent="false"/>
    </style:style>
    <style:style style:name="P30" style:family="paragraph" style:parent-style-name="Standard">
      <style:paragraph-properties fo:margin-left="1.251cm" fo:margin-right="0cm" style:line-height-at-least="0.503cm" fo:text-align="start" style:justify-single-word="false" fo:text-indent="0cm" style:auto-text-indent="false"/>
    </style:style>
    <style:style style:name="P31" style:family="paragraph" style:parent-style-name="Standard">
      <style:paragraph-properties fo:margin-left="1.251cm" fo:margin-right="0cm" style:line-height-at-least="0.503cm" fo:text-align="start" style:justify-single-word="false" fo:text-indent="0cm" style:auto-text-indent="false"/>
      <style:text-properties fo:color="#008000" style:font-name="Droid Sans Mono" fo:font-size="10.5pt" fo:font-weight="normal" fo:background-color="#ffffff"/>
    </style:style>
    <style:style style:name="P32" style:family="paragraph" style:parent-style-name="Standard">
      <style:paragraph-properties fo:margin-left="2.501cm" fo:margin-right="0cm" style:line-height-at-least="0.503cm" fo:text-indent="0cm" style:auto-text-indent="false"/>
      <style:text-properties fo:color="#000000" style:font-name="Droid Sans Mono" fo:font-size="10.5pt" fo:font-weight="normal" fo:background-color="#ffffff"/>
    </style:style>
    <style:style style:name="P33" style:family="paragraph" style:parent-style-name="Standard">
      <style:paragraph-properties fo:margin-left="3.752cm" fo:margin-right="0cm" style:line-height-at-least="0.503cm" fo:text-indent="0cm" style:auto-text-indent="false"/>
      <style:text-properties fo:color="#000000" style:font-name="Droid Sans Mono" fo:font-size="10.5pt" fo:font-weight="normal" fo:background-color="#ffffff"/>
    </style:style>
    <style:style style:name="T1" style:family="text">
      <style:text-properties fo:color="#000000" style:font-name="Droid Sans Mono" fo:font-size="10.5pt" fo:font-weight="normal" fo:background-color="#ffffff" loext:char-shading-value="0"/>
    </style:style>
    <style:style style:name="T2" style:family="text">
      <style:text-properties fo:color="#000000" style:font-name="Droid Sans Mono" fo:font-size="10.5pt" fo:font-weight="normal" officeooo:rsid="0022f261" fo:background-color="#ffffff" loext:char-shading-value="0"/>
    </style:style>
    <style:style style:name="T3" style:family="text">
      <style:text-properties fo:color="#a31515"/>
    </style:style>
    <style:style style:name="T4" style:family="text">
      <style:text-properties fo:color="#a31515" officeooo:rsid="0022f261"/>
    </style:style>
    <style:style style:name="T5" style:family="text">
      <style:text-properties fo:color="#a31515" style:font-name="Droid Sans Mono" fo:font-size="10.5pt" fo:font-weight="normal" fo:background-color="#ffffff" loext:char-shading-value="0"/>
    </style:style>
    <style:style style:name="T6" style:family="text">
      <style:text-properties fo:color="#0000ff"/>
    </style:style>
    <style:style style:name="T7" style:family="text">
      <style:text-properties fo:color="#0000ff" style:font-name="Droid Sans Mono" fo:font-size="10.5pt" fo:font-weight="normal" fo:background-color="#ffffff" loext:char-shading-value="0"/>
    </style:style>
    <style:style style:name="T8" style:family="text">
      <style:text-properties fo:color="#098658"/>
    </style:style>
    <style:style style:name="T9" style:family="text">
      <style:text-properties fo:color="#008000"/>
    </style:style>
    <style:style style:name="T10" style:family="text">
      <style:text-properties fo:color="#008000" style:font-name="Droid Sans Mono" fo:font-size="10.5pt" fo:font-weight="normal" fo:background-color="#ffffff" loext:char-shading-value="0"/>
    </style:style>
    <style:style style:name="T11" style:family="text">
      <style:text-properties fo:font-weight="normal" style:font-weight-asian="normal" style:font-weight-complex="normal"/>
    </style:style>
    <style:style style:name="T12" style:family="text">
      <style:text-properties officeooo:rsid="0023d56e"/>
    </style:style>
    <style:style style:name="T13" style:family="text">
      <style:text-properties fo:font-weight="bold" style:font-weight-asian="bold" style:font-weight-complex="bold"/>
    </style:style>
    <style:style style:name="T14" style:family="text">
      <style:text-properties fo:font-weight="bold" officeooo:rsid="002d2f97" style:font-weight-asian="bold" style:font-weight-complex="bold"/>
    </style:style>
    <style:style style:name="T15" style:family="text">
      <style:text-properties fo:font-weight="bold" officeooo:rsid="00454f95" style:font-weight-asian="bold" style:font-weight-complex="bold"/>
    </style:style>
    <style:style style:name="T16" style:family="text">
      <style:text-properties officeooo:rsid="00412369"/>
    </style:style>
    <style:style style:name="T17" style:family="text">
      <style:text-properties officeooo:rsid="00423b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Standard"/>
      <text:p text:style-name="P2">EcmaScript 5 (ES5) - Released in 2009</text:p>
      <text:p text:style-name="Standard">EcmaScript 6 (ES6) - Released in 2015</text:p>
      <text:p text:style-name="Standard">From then on, JS2016, JS2017....</text:p>
      <text:p text:style-name="Standard"/>
      <text:p text:style-name="Standard">JS2016 and further are not used that much...</text:p>
      <text:p text:style-name="Standard"/>
      <text:p text:style-name="P3">ES6</text:p>
      <text:p text:style-name="Standard">Even if you are targeting legacy browsers such as IE11, you can still use ES6 with the</text:p>
      <text:p text:style-name="Standard">babel compiler. It is called a “compiler” because it converts ES6 code to ES5</text:p>
      <text:p text:style-name="Standard">code so that as long as your browser can support ES5, you can use ES6 code safely.</text:p>
      <text:p text:style-name="Standard"/>
      <text:p text:style-name="P3">Static vs Dynamic Type Check</text:p>
      <text:p text:style-name="Standard">JS is a dynamic type checking language. Dynamic Programming language is a class of high level programming lang in which type checking occurs at runtime.</text:p>
      <text:p text:style-name="Standard">These languages are usually not compiled but are interpreted.</text:p>
      <text:p text:style-name="Standard">In Static type checking languages, the type checking occurs at compile time.</text:p>
      <text:p text:style-name="Standard"/>
      <text:p text:style-name="P3">Strong &amp; Weak Type</text:p>
      <text:p text:style-name="Standard"><text:span text:style-name="T13">Strong type</text:span> - The type of an object can't change</text:p>
      <text:p text:style-name="Standard"><text:span text:style-name="T13">Weak type</text:span> - it can change. Also type coercion is allowed, so language makes conversions between unrelated types implicitly. Eg print (1 + "2") would print the result as 12</text:p>
      <text:p text:style-name="Standard">JS is weakly typed language.</text:p>
      <text:p text:style-name="Standard">Python is a dynamic language, but strong type</text:p>
      <text:p text:style-name="Standard"/>
      <text:p text:style-name="P3">window object</text:p>
      <text:p text:style-name="Standard">It is an interface which represents a window in browser. An object of window is automatically created by the browser.</text:p>
      <text:p text:style-name="Standard">window is the object of browser and not JS. When we do "alert" or "confirm" in JS code, we are calling the properties of window object.</text:p>
      <text:p text:style-name="Standard">One of the other such property is document, which points to the DOM document.</text:p>
      <text:p text:style-name="Standard">Even the console.log() is available because window.console is a property.</text:p>
      <text:p text:style-name="Standard"/>
      <text:p text:style-name="P3">Document</text:p>
      <text:p text:style-name="Standard">It is an interface or root element which represents any web page loaded in the browser and serves as an entry point into the web page's content, which is a DOM tree.</text:p>
      <text:p text:style-name="Standard">The DOM tree includes elements such as &lt;body&gt;, &lt;table&gt;, &lt;div&gt; etc.</text:p>
      <text:p text:style-name="Standard">When HTML document is loaded in the browser, it becomes a document object. We can use this object to add dynamic content to our web page.</text:p>
      <text:p text:style-name="Standard">window.document is same as document.</text:p>
      <text:p text:style-name="Standard"/>
      <text:p text:style-name="P3">Execution Context</text:p>
      <text:p text:style-name="Standard">EC in JS is the environment in which JS code is executed. It contains info about current scope, variables &amp; functions.</text:p>
      <text:p text:style-name="Standard">Each time a function is called, a new execution context is created. And it is destroyed when the function returns.</text:p>
      <text:p text:style-name="Standard">To keep track of all the contexts, the JS engine uses a call stack. It uses LIFO</text:p>
      <text:p text:style-name="Standard">There are broadly 2 execution context in JS:</text:p>
      <text:p text:style-name="Standard">Global EC - This is for Global Scope. It's created when the JS engine starts.</text:p>
      <text:p text:style-name="Standard">Function EC - This is for a function. It is created when a function is called.</text:p>
      <text:p text:style-name="Standard"><text:soft-page-break/>At the very beginning of JS script execution, the JS engine executed the entire source code, creates a Global EC, and then does the following things:</text:p>
      <text:p text:style-name="Standard">1. Creates a global object that is window in the browser and global in NodeJS.</text:p>
      <text:p text:style-name="Standard">2. Sets up a memory for storing variables and functions.</text:p>
      <text:p text:style-name="Standard">3. Stores the variables with values as undefined and function references.</text:p>
      <text:p text:style-name="Standard">After this creation phase, the EC will move to the code execution phase.</text:p>
      <text:p text:style-name="P19">So, the first phase is called as <text:span text:style-name="T13">memory phase</text:span> and second phase is called as <text:span text:style-name="T13">code phase</text:span>.</text:p>
      <text:p text:style-name="P20">All variables declared using Var is initialized with undefined value during memory phase, but let and const are not. Hence they have temporal dead zone within their block until they are defined.</text:p>
      <text:p text:style-name="P19"/>
      <text:p text:style-name="P7">Temporal dead zone (TDZ)</text:p>
      <text:p text:style-name="P19">A variable declared with let, const, or class is said to be in a "temporal dead zone" (TDZ) from the start of the block until code execution reaches the place where the variable is declared and initialized.</text:p>
      <text:p text:style-name="P19"/>
      <text:p text:style-name="P19">While inside the TDZ, the variable has not been initialized with a value, and any attempt to access it will result in a ReferenceError. The variable is initialized with a value when execution reaches the place in the code where it was declared. If no initial value was specified with the variable declaration, it will be initialized with a value of undefined.</text:p>
      <text:p text:style-name="P19"/>
      <text:p text:style-name="P8">Lexical Scope</text:p>
      <text:p text:style-name="P21">It is the ability for a function to access variables from the parent scope.</text:p>
      <text:p text:style-name="P21"/>
      <text:p text:style-name="P24"><text:span text:style-name="T6">let</text:span> name = <text:span text:style-name="T3">"John"</text:span>; <text:span text:style-name="T9">// Global variable </text:span></text:p>
      <text:p text:style-name="P24"><text:span text:style-name="T6">function</text:span> sayHello() { </text:p>
      <text:p text:style-name="P24">console.log(<text:span text:style-name="T3">"Hello "</text:span> + name); </text:p>
      <text:p text:style-name="P24">} </text:p>
      <text:p text:style-name="P24">sayHello(); <text:span text:style-name="T9">// Output: "Hello John"</text:span></text:p>
      <text:p text:style-name="P21"/>
      <text:p text:style-name="P19"/>
      <text:p text:style-name="P19"/>
      <text:p text:style-name="P22"><text:span text:style-name="T14">First class </text:span><text:span text:style-name="T15">Citizen</text:span></text:p>
      <text:p text:style-name="P19">A prog lang is said to have First Class Functions when functions in that lang are treated like any other variable. For e.g, in such language, a function can be passed as argument to other functions, can be returned by other functions, and can be assigned as a value to a variable.</text:p>
      <text:p text:style-name="P6"/>
      <text:p text:style-name="P9">High Order Function</text:p>
      <text:p text:style-name="P13">A high order function is one which either accepts one or more function as an argument, or returns a function as its result.</text:p>
      <text:p text:style-name="P13"/>
      <text:p text:style-name="P14">Eg.</text:p>
      <text:p text:style-name="P28"><text:span text:style-name="T6">let</text:span> sum = <text:span text:style-name="T6">function</text:span>(a, b) {</text:p>
      <text:p text:style-name="P24"><text:span text:style-name="T6">return</text:span> a+b;</text:p>
      <text:p text:style-name="P24">}</text:p>
      <text:p text:style-name="P29"/>
      <text:p text:style-name="P24"><text:span text:style-name="T6">let</text:span> diff = <text:span text:style-name="T6">function</text:span>(a, b) {</text:p>
      <text:p text:style-name="P24"><text:span text:style-name="T6">return</text:span> a-b;</text:p>
      <text:p text:style-name="P24">}</text:p>
      <text:p text:style-name="P29"/>
      <text:p text:style-name="P24"><text:span text:style-name="T6">function</text:span> operate(func, a, b) {</text:p>
      <text:p text:style-name="P24"><text:span text:style-name="T6">return</text:span> func(a, b);</text:p>
      <text:p text:style-name="P24">}</text:p>
      <text:p text:style-name="P29"><text:soft-page-break/></text:p>
      <text:p text:style-name="P24">console.log(operate(sum, <text:span text:style-name="T8">2</text:span>, <text:span text:style-name="T8">3</text:span>));</text:p>
      <text:p text:style-name="P24">console.log(operate(diff, <text:span text:style-name="T8">2</text:span>, <text:span text:style-name="T8">3</text:span>));</text:p>
      <text:p text:style-name="P14"/>
      <text:p text:style-name="P6"/>
      <text:p text:style-name="P6">Callback function</text:p>
      <text:p text:style-name="P12">A callback function is a function passed into another function as an argument, which is then invoked inside the the outer function.</text:p>
      <text:p text:style-name="P12">They can be called synchronously or asynchronously. Example setTimeout() calls it async, where as Array.prototype.map() calls it sync.</text:p>
      <text:p text:style-name="P6"/>
      <text:p text:style-name="P6">Types in JS</text:p>
      <text:p text:style-name="P6">Primitive</text:p>
      <text:p text:style-name="P18">In JS, a primitive is data type that is not an object and has no methods and properties. There are 7 primitive data types:</text:p>
      <text:p text:style-name="P17">- Null</text:p>
      <text:p text:style-name="P17">- Undefined</text:p>
      <text:p text:style-name="P17">- Boolean</text:p>
      <text:p text:style-name="P17">- Number</text:p>
      <text:p text:style-name="P17">- BigInt</text:p>
      <text:p text:style-name="P17">- String</text:p>
      <text:p text:style-name="P17">- Symbol</text:p>
      <text:p text:style-name="Standard"/>
      <text:p text:style-name="P18">All primitives are immutable. Don’t confuse primitive itself with a variable assigned a primitive value. The variable may be assigned a new value, but the existing value cannot be changed in ways that object, array, and functions can be altered.</text:p>
      <text:p text:style-name="P18">Primitives has no methods but still behave as if they do. When properties are accessed on primitives, JS auto-boxes the value into a wrapper object and access the property on that object instead. For e.g, “foo”.includes(“f”) implicitly creates a String wrapper object and calls String.prototype.includes() on that object. <text:s/></text:p>
      <text:p text:style-name="Standard"/>
      <text:p text:style-name="P3">JS Non Primitive Types</text:p>
      <text:p text:style-name="Standard">There are 3 non primitive types:</text:p>
      <text:p text:style-name="Standard">Object</text:p>
      <text:p text:style-name="Standard">Array</text:p>
      <text:p text:style-name="Standard">Functions</text:p>
      <text:p text:style-name="Standard"/>
      <text:p text:style-name="P3">Object</text:p>
      <text:p text:style-name="Standard">An object is a reference data type. In JS, objects are the only mutable values. Functions are also objects with the additional capability of being callable.</text:p>
      <text:p text:style-name="Standard">This is how we create objects in JS:</text:p>
      <text:p text:style-name="P24"><text:span text:style-name="T6">let</text:span> school = {</text:p>
      <text:p text:style-name="P32">name: <text:span text:style-name="T3">'BBPS'</text:span>,</text:p>
      <text:p text:style-name="P32">established: <text:span text:style-name="T3">'1946'</text:span>,</text:p>
      <text:p text:style-name="P32">location: <text:span text:style-name="T3">'Delhi'</text:span>,</text:p>
      <text:p text:style-name="P32">displayInfo: <text:span text:style-name="T6">function</text:span>() {</text:p>
      <text:p text:style-name="P33">console.log(<text:span text:style-name="T3">`</text:span><text:span text:style-name="T6">${</text:span>school.name<text:span text:style-name="T6">}</text:span><text:span text:style-name="T3"> was established in </text:span><text:span text:style-name="T6">${</text:span>school.established<text:span text:style-name="T6">}</text:span><text:span text:style-name="T3"> at </text:span><text:span text:style-name="T6">${</text:span>school.location<text:span text:style-name="T6">}</text:span><text:span text:style-name="T3">`</text:span>);</text:p>
      <text:p text:style-name="P32">}</text:p>
      <text:p text:style-name="P24">}</text:p>
      <text:p text:style-name="P16"><text:tab/>school.displayInfo();</text:p>
      <text:p text:style-name="Standard"/>
      <text:p text:style-name="Standard"><text:soft-page-break/>or</text:p>
      <text:p text:style-name="P24"><text:span text:style-name="T6">const</text:span> obj1 = <text:span text:style-name="T6">new</text:span> Object();</text:p>
      <text:p text:style-name="P24">obj1.property1 = <text:span text:style-name="T8">42</text:span>;</text:p>
      <text:p text:style-name="P24">console.log(obj1.property1); <text:span text:style-name="T9">// dot notation</text:span></text:p>
      <text:p text:style-name="P29"><text:span text:style-name="T1">console.log(obj1[</text:span><text:span text:style-name="T5">'property1'</text:span><text:span text:style-name="T1">]) </text:span><text:span text:style-name="T10">// bracket notation</text:span></text:p>
      <text:p text:style-name="Standard"/>
      <text:p text:style-name="Standard">Loosely speaking, objects in JS may be defined as an unordered collection of related data, of primitive or reference types, in the form of "key:value" pairs.</text:p>
      <text:p text:style-name="Standard">These keys can be variables or functions and are called properties and methods respectively.</text:p>
      <text:p text:style-name="Standard">The property names can be strings or numbers. In case they are numbers, they must be accessed using "bracket notation"</text:p>
      <text:p text:style-name="Standard">We can use for..in to operate over all the keys of an object, if they are enumerable.</text:p>
      <text:p text:style-name="Standard"/>
      <text:p text:style-name="P3">Global Object</text:p>
      <text:p text:style-name="Standard">A GO is an object that always exist in the global scope. In a web browser, when scripts create global variables defined with the var keyword, they're created as members of the global object.</text:p>
      <text:p text:style-name="Standard">The global object's interface depends on the execution context in which the script is running. For e.g:</text:p>
      <text:p text:style-name="Standard">- In a web browser, any code which the script doesn't specifically startup as a background task has a 'window' as its global object.</text:p>
      <text:p text:style-name="Standard">- Code running in a worker has workerglobalscope as its global object.</text:p>
      <text:p text:style-name="Standard">- Scripts running under NodeJS have an object called 'global' as their global object.</text:p>
      <text:p text:style-name="Standard"/>
      <text:p text:style-name="P5">Function Declaration vs Function Expression</text:p>
      <text:p text:style-name="P11">There are 2 ways to declare functions in JS: Declaration and Expression.</text:p>
      <text:p text:style-name="P11">Declaration has been used for a long time, but expressions have been gradually taking over.</text:p>
      <text:p text:style-name="P11"/>
      <text:p text:style-name="P26"><text:span text:style-name="T6">function</text:span> funcDeclaration() {</text:p>
      <text:p text:style-name="P24"><text:span text:style-name="T6">return</text:span> <text:span text:style-name="T3">'A function declaration'</text:span>;</text:p>
      <text:p text:style-name="P24">}</text:p>
      <text:p text:style-name="P29"/>
      <text:p text:style-name="P29"><text:span text:style-name="T7">let</text:span><text:span text:style-name="T1"> </text:span><text:span text:style-name="T2">add</text:span><text:span text:style-name="T1"> = </text:span><text:span text:style-name="T7">function</text:span><text:span text:style-name="T1"> (</text:span><text:span text:style-name="T2">a,b</text:span><text:span text:style-name="T1">) {</text:span></text:p>
      <text:p text:style-name="P24"><text:span text:style-name="T6">return</text:span> <text:span text:style-name="T3">'A function expression' </text:span><text:span text:style-name="T4">+ (a+b)</text:span>;</text:p>
      <text:p text:style-name="P24">}</text:p>
      <text:p text:style-name="P11"/>
      <text:p text:style-name="P5">Declaration: <text:span text:style-name="T11">Declaration is when declare a function and give it a name.</text:span></text:p>
      <text:p text:style-name="P5">Expression: <text:span text:style-name="T11">Expression is when you create a function and assign it to a variable. The function is anonymous, which is, it doesn’t have a name.</text:span></text:p>
      <text:p text:style-name="P5"/>
      <text:p text:style-name="P5">Differences:</text:p>
      <text:p text:style-name="P11">- Declaration are hoisted, while expression are not. This means, you can call a function declaration before it is defined, but you cannot do this with a function expression.</text:p>
      <text:p text:style-name="P11">- <text:span text:style-name="T12">Expression can be used as an argument to another function, but declarations cannot.</text:span></text:p>
      <text:p text:style-name="Standard"/>
      <text:p text:style-name="P4">Hoisting</text:p>
      <text:p text:style-name="P10">Hoisting is mechanism through which all variable, functions and class definitions move to the top of their scope, prior to any code execution.</text:p>
      <text:p text:style-name="P10">Example:</text:p>
      <text:p text:style-name="P23">console.log(<text:span text:style-name="T3">"hello world"</text:span>);</text:p>
      <text:p text:style-name="P30"/>
      <text:p text:style-name="P25"><text:span text:style-name="T6">function</text:span> test() {</text:p>
      <text:p text:style-name="P25"><text:soft-page-break/>console.log(abc); <text:span text:style-name="T9">// it prints undefined, as var abc is hoisted and initialized with a value of undefined</text:span></text:p>
      <text:p text:style-name="P25"><text:span text:style-name="T6">var</text:span> abc = <text:span text:style-name="T8">12</text:span>;</text:p>
      <text:p text:style-name="P25">console.log(abc);</text:p>
      <text:p text:style-name="P31">//console.log(def); variables declared with let and const are also hoisted, but they are not initialized</text:p>
      <text:p text:style-name="P25"><text:span text:style-name="T6">let</text:span> def = <text:span text:style-name="T8">13</text:span>;</text:p>
      <text:p text:style-name="P25">console.log(<text:span text:style-name="T3">"test"</text:span>);</text:p>
      <text:p text:style-name="P25">}</text:p>
      <text:p text:style-name="P30"/>
      <text:p text:style-name="P25">test();</text:p>
      <text:p text:style-name="P31">//console.log(abc); throws reference exception as ‘abc’ is never declared</text:p>
      <text:p text:style-name="P15"/>
      <text:p text:style-name="P15"/>
      <text:p text:style-name="P4">this</text:p>
      <text:p text:style-name="P10">The 'this' keyword refers to the context where a piece of code is supposed to run. Typically, they are used in object methods, where 'this' refers to the object that the method is attached to, thus allowing the same method to be reused on different objects.</text:p>
      <text:p text:style-name="P10"/>
      <text:p text:style-name="P10">The value of this in javascript depends on how a function is invoked (runtime binding), not how it is defined.</text:p>
      <text:p text:style-name="P10">- When a regular function is invoked as a method of an object, 'this' points to that object.</text:p>
      <text:p text:style-name="P10">- When invoked as a standalone function, 'this' typically refers to the global object (in non-strict mode) or undefined (in strict mode).</text:p>
      <text:p text:style-name="P10"/>
      <text:p text:style-name="P10">The methods bind(), apply() and call() can set the 'this' value for a particular call.</text:p>
      <text:p text:style-name="P10"/>
      <text:p text:style-name="P10">Arrow function differ in their handling of 'this': they inherit 'this' from the parent scope at the time they are defined. This behaviour makes arrow function particularly useful for callbacks and preserving context. However, their 'this' value cannot se set by bind(), apply() and call() methods, nor does it point to the current object in object method.</text:p>
      <text:p text:style-name="P10"/>
      <text:p text:style-name="P10">Refer - <text:a xlink:type="simple" xlink:href="https://developer.mozilla.org/en-US/docs/Web/JavaScript/Reference/Operators/this" text:style-name="Internet_20_link" text:visited-style-name="Visited_20_Internet_20_Link">https://developer.mozilla.org/en-US/docs/Web/JavaScript/Reference/Operators/this</text:a></text:p>
      <text:p text:style-name="P10"/>
      <text:p text:style-name="P10"/>
      <text:p text:style-name="P4">== vs === (Loose vs Strict equality comparison)</text:p>
      <text:p text:style-name="P10">They both are used to check equality between 2 values or variables.</text:p>
      <text:p text:style-name="P10">Difference is in how they compare values. The == operator compares the values of 2 variables after performing type conversion if necessary.</text:p>
      <text:p text:style-name="P10">=== operator compares the values of 2 variables without performing type conversion.</text:p>
      <text:p text:style-name="P10">Eg.</text:p>
      <text:p text:style-name="P27"><text:span text:style-name="T6">const</text:span> num = <text:span text:style-name="T8">10</text:span>;</text:p>
      <text:p text:style-name="P24"><text:span text:style-name="T6">const</text:span> str = <text:span text:style-name="T3">"10"</text:span>;</text:p>
      <text:p text:style-name="P29"/>
      <text:p text:style-name="P24">console.log(num == str); <text:span text:style-name="T9">// true</text:span></text:p>
      <text:p text:style-name="P24">console.log(num === str); <text:span text:style-name="T9">// false</text:span></text:p>
      <text:p text:style-name="P10"/>
      <text:p text:style-name="P10"/>
      <text:p text:style-name="P10">It is important to understand that the actual values remain unchanged. It only implicitly gets converting while comparing.</text:p>
      <text:p text:style-name="P10"/>
      <text:p text:style-name="P10">Exceptional case</text:p>
      <text:p text:style-name="P27"><text:soft-page-break/><text:span text:style-name="T6">const</text:span> a = <text:span text:style-name="T6">true</text:span>;</text:p>
      <text:p text:style-name="P24"><text:span text:style-name="T6">const</text:span> b = <text:span text:style-name="T3">'true'</text:span>;</text:p>
      <text:p text:style-name="P24">console.log(a == b); <text:span text:style-name="T9">// false, because during coercion, if either operand is a boolean, it will be converted to a number (true becomes 1 and false 0)</text:span></text:p>
      <text:p text:style-name="P10"/>
      <text:p text:style-name="P10"/>
      <text:p text:style-name="P10">So, here are the rules for type coercion in JavaScript:</text:p>
      <text:p text:style-name="P10">If either operand is a string, the other operand will be converted to a string.</text:p>
      <text:p text:style-name="P10">If either operand is a number, the other operand will be converted to a number.</text:p>
      <text:p text:style-name="P10">If either operand is a boolean, it will be converted to a number (true becomes 1 and false becomes 0).</text:p>
      <text:p text:style-name="P10">If one operand is an object and the other is a primitive value, the object will be converted to a primitive value before the comparison is made.</text:p>
      <text:p text:style-name="P10">If one of the operands is null or undefined, the other must also be null or undefined to return true. Otherwise it will return false.</text:p>
      <text:p text:style-name="P10"/>
      <text:p text:style-name="P4">Facts about JS</text:p>
      <text:p text:style-name="P10">- JS is case sensitive and uses Unicode character set.</text:p>
      <text:p text:style-name="P10">- A semicolon is not necessary after a statement if it is written on its own line. But if more than one statement on a line is desired, then they must be separated by semicolons.</text:p>
      <text:p text:style-name="P10">- It has 3 kinds of variable declarations, var, let, const.</text:p>
      <text:p text:style-name="P10">- JS is a single threaded interpreted lang.</text:p>
      <text:p text:style-name="P10">- In expressions involving string and int with + operator, int is converted to string. Eg 42 + " is the answer" prints "42 is the answer" and "37" + 7 prints 377</text:p>
      <text:p text:style-name="P10">- In case there is a variable which is string, but stores a number, use parseInt()</text:p>
      <text:p text:style-name="P10">- How to use a normal method as constructor in vanilla javascript (before es6)? using 'new' and 'this' keyword</text:p>
      <text:p text:style-name="P10">- <text:span text:style-name="T16">Use ‘let’ and ‘const’ in max cases, avoid ‘var’</text:span></text:p>
      <text:p text:style-name="P10">- <text:span text:style-name="T17">let and const are hoised but they are not initialized with undefined value like var. They give reference exception when accessed before declar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11:21:07.208021620</meta:creation-date>
    <dc:date>2024-05-24T19:12:46.817904145</dc:date>
    <meta:editing-duration>PT15H33M51S</meta:editing-duration>
    <meta:editing-cycles>34</meta:editing-cycles>
    <meta:generator>LibreOffice/6.4.7.2$Linux_X86_64 LibreOffice_project/40$Build-2</meta:generator>
    <meta:document-statistic meta:table-count="0" meta:image-count="0" meta:object-count="0" meta:page-count="6" meta:paragraph-count="181" meta:word-count="2057" meta:character-count="12002" meta:non-whitespace-character-count="10119"/>
  </office:meta>
</office:document-meta>
</file>